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41cm" svg:height="1.195cm" svg:x="8.476cm" svg:y="1.372cm">
          <draw:text-box>
            <text:p text:style-name="P1"><text:span text:style-name="T1">Patient Registration Flowchart</text:span></text:p>
          </draw:text-box>
        </draw:frame>
        <draw:custom-shape draw:style-name="gr2" draw:text-style-name="P2" xml:id="id1" draw:id="id1" draw:layer="layout" svg:width="3.184cm" svg:height="1.41cm" svg:x="14.654cm" svg:y="4.874cm">
          <text:p text:style-name="P2">Given a logged in</text:p>
          <text:p text:style-name="P2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246cm" svg:y1="3.073cm" svg:x2="16.246cm" svg:y2="4.837cm">
          <text:p/>
        </draw:line>
        <draw:custom-shape draw:style-name="gr2" draw:text-style-name="P2" xml:id="id2" draw:id="id2" draw:layer="layout" svg:width="4.283cm" svg:height="0.955cm" svg:x="14.105cm" svg:y="8.668cm">
          <text:p text:style-name="P2">Select Task</text:p>
          <draw:enhanced-geometry svg:viewBox="0 0 21600 21600" draw:glue-points="?f6 0 10800 ?f8 ?f11 10800 ?f9 21600 10800 ?f10 ?f5 10800" draw:text-areas="?f3 ?f3 ?f4 ?f4" draw:type="parallelogram" draw:modifiers="2863.8655462184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16.246cm" svg:y1="6.284cm" svg:x2="16.247cm" svg:y2="8.668cm" draw:start-shape="id1" draw:start-glue-point="8" draw:end-shape="id2" draw:end-glue-point="5" svg:d="m16246 6284v1192h1v1192">
          <text:p/>
        </draw:connector>
        <draw:custom-shape draw:style-name="gr2" draw:text-style-name="P2" xml:id="id3" draw:id="id3" draw:layer="layout" svg:width="4.233cm" svg:height="2.21cm" svg:x="14.13cm" svg:y="11.518cm">
          <text:p text:style-name="P2">New</text:p>
          <text:p text:style-name="P2">Patient</text:p>
          <text:p text:style-name="P2">Regist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6.247cm" svg:y1="9.623cm" svg:x2="16.247cm" svg:y2="11.518cm" draw:start-shape="id2" draw:start-glue-point="8" draw:end-shape="id3" draw:end-glue-point="4" svg:d="m16247 9623v1895">
          <text:p/>
        </draw:connector>
        <draw:custom-shape draw:style-name="gr2" draw:text-style-name="P2" xml:id="id4" draw:id="id4" draw:layer="layout" svg:width="4.233cm" svg:height="2.21cm" svg:x="14.13cm" svg:y="15.518cm">
          <text:p text:style-name="P2">Patient</text:p>
          <text:p text:style-name="P2">Searc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" draw:id="id5" draw:layer="layout" svg:width="4.233cm" svg:height="2.21cm" svg:x="14.13cm" svg:y="19.842cm">
          <text:p text:style-name="P2">Scan</text:p>
          <text:p text:style-name="P2">Patient</text:p>
          <text:p text:style-name="P2">Identif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6.247cm" svg:y1="13.728cm" svg:x2="16.247cm" svg:y2="15.518cm" draw:start-shape="id3" draw:start-glue-point="6" draw:end-shape="id4" draw:end-glue-point="4" svg:d="m16247 13728v1790">
          <text:p/>
        </draw:connector>
        <draw:connector draw:style-name="gr3" draw:text-style-name="P3" draw:layer="layout" svg:x1="16.247cm" svg:y1="17.728cm" svg:x2="16.247cm" svg:y2="19.842cm" draw:start-shape="id4" draw:start-glue-point="6" draw:end-shape="id5" draw:end-glue-point="4" svg:d="m16247 17728v2114">
          <text:p/>
        </draw:connector>
        <draw:custom-shape draw:style-name="gr2" draw:text-style-name="P2" xml:id="id6" draw:id="id6" draw:layer="layout" svg:width="3.362cm" svg:height="1.09cm" svg:x="19.665cm" svg:y="39.041cm">
          <text:p text:style-name="P2">Finis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line-skew="-1.318cm" svg:x1="16.247cm" svg:y1="22.052cm" svg:x2="21.346cm" svg:y2="39.041cm" draw:start-shape="id5" draw:start-glue-point="6" draw:end-shape="id6" draw:end-glue-point="4" svg:d="m16247 22052v7177h5099v9812">
          <text:p/>
        </draw:connector>
        <draw:custom-shape draw:style-name="gr2" draw:text-style-name="P2" xml:id="id7" draw:id="id7" draw:layer="layout" svg:width="2.881cm" svg:height="0.618cm" svg:x="6.698cm" svg:y="3.658cm">
          <text:p text:style-name="P2">First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1.375cm -0.141cm" svg:x1="14.13cm" svg:y1="12.623cm" svg:x2="8.138cm" svg:y2="3.658cm" draw:start-shape="id3" draw:start-glue-point="5" draw:end-shape="id7" draw:end-glue-point="0" svg:d="m14130 12623h-901v-9607h-5091v642">
          <text:p/>
        </draw:connector>
        <draw:custom-shape draw:style-name="gr2" draw:text-style-name="P2" xml:id="id8" draw:id="id8" draw:layer="layout" svg:width="3.616cm" svg:height="1.373cm" svg:x="6.33cm" svg:y="4.815cm">
          <text:p text:style-name="P2">Middle Nam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138cm" svg:y1="4.276cm" svg:x2="8.138cm" svg:y2="4.815cm" draw:start-shape="id7" draw:start-glue-point="2" draw:end-shape="id8" draw:end-glue-point="4" svg:d="m8138 4276v539">
          <text:p/>
        </draw:connector>
        <draw:custom-shape draw:style-name="gr2" draw:text-style-name="P2" xml:id="id9" draw:id="id9" draw:layer="layout" svg:width="2.881cm" svg:height="0.618cm" svg:x="1.179cm" svg:y="5.192cm">
          <text:p text:style-name="P2">Middle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33cm" svg:y1="5.501cm" svg:x2="4.06cm" svg:y2="5.501cm" draw:start-shape="id8" draw:start-glue-point="5" draw:end-shape="id9" draw:end-glue-point="1" svg:d="m6330 5501h-2270">
          <text:p/>
        </draw:connector>
        <draw:custom-shape draw:style-name="gr2" draw:text-style-name="P2" xml:id="id10" draw:id="id10" draw:layer="layout" svg:width="2.881cm" svg:height="0.618cm" svg:x="6.698cm" svg:y="6.846cm">
          <text:p text:style-name="P2">Last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38cm" svg:y1="6.188cm" svg:x2="8.138cm" svg:y2="6.846cm" draw:start-shape="id8" draw:start-glue-point="6" draw:end-shape="id10" draw:end-glue-point="0" svg:d="m8138 6188v658">
          <text:p/>
        </draw:connector>
        <draw:connector draw:style-name="gr3" draw:text-style-name="P3" draw:layer="layout" draw:line-skew="-0.084cm" svg:x1="2.619cm" svg:y1="5.81cm" svg:x2="8.138cm" svg:y2="6.846cm" draw:start-shape="id9" draw:start-glue-point="2" draw:end-shape="id10" draw:end-glue-point="0" svg:d="m2619 5810v434h5519v602">
          <text:p/>
        </draw:connector>
        <draw:custom-shape draw:style-name="gr2" draw:text-style-name="P2" xml:id="id11" draw:id="id11" draw:layer="layout" svg:width="2.881cm" svg:height="0.618cm" svg:x="6.698cm" svg:y="8.003cm">
          <text:p text:style-name="P2">Gend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38cm" svg:y1="7.464cm" svg:x2="8.138cm" svg:y2="8.003cm" draw:start-shape="id10" draw:start-glue-point="2" draw:end-shape="id11" draw:end-glue-point="0" svg:d="m8138 7464v539">
          <text:p/>
        </draw:connector>
        <draw:custom-shape draw:style-name="gr2" draw:text-style-name="P2" xml:id="id12" draw:id="id12" draw:layer="layout" svg:width="4.48cm" svg:height="1.793cm" svg:x="5.898cm" svg:y="9.16cm">
          <text:p text:style-name="P2">Gender ==F</text:p>
          <text:p text:style-name="P2">And Maiden Nam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138cm" svg:y1="8.621cm" svg:x2="8.138cm" svg:y2="9.16cm" draw:start-shape="id11" draw:start-glue-point="2" draw:end-shape="id12" draw:end-glue-point="4" svg:d="m8138 8621v539">
          <text:p/>
        </draw:connector>
        <draw:custom-shape draw:style-name="gr2" draw:text-style-name="P2" xml:id="id13" draw:id="id13" draw:layer="layout" svg:width="2.881cm" svg:height="0.618cm" svg:x="1.211cm" svg:y="9.747cm">
          <text:p text:style-name="P2">Maiden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898cm" svg:y1="10.056cm" svg:x2="4.092cm" svg:y2="10.056cm" draw:start-shape="id12" draw:start-glue-point="5" draw:end-shape="id13" draw:end-glue-point="1" svg:d="m5898 10056h-1806">
          <text:p/>
        </draw:connector>
        <draw:custom-shape draw:style-name="gr2" draw:text-style-name="P2" xml:id="id14" draw:id="id14" draw:layer="layout" svg:width="3.616cm" svg:height="1.793cm" svg:x="6.33cm" svg:y="11.492cm">
          <text:p text:style-name="P2">Birth Year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5" draw:id="id15" draw:layer="layout" svg:width="2.881cm" svg:height="0.618cm" svg:x="1.18cm" svg:y="12.079cm">
          <text:p text:style-name="P2">Year of Birth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38cm" svg:y1="10.953cm" svg:x2="8.138cm" svg:y2="11.492cm" draw:start-shape="id12" draw:start-glue-point="6" draw:end-shape="id14" draw:end-glue-point="4" svg:d="m8138 10953v539">
          <text:p/>
        </draw:connector>
        <draw:connector draw:style-name="gr3" draw:text-style-name="P3" draw:layer="layout" svg:x1="6.33cm" svg:y1="12.388cm" svg:x2="4.061cm" svg:y2="12.388cm" draw:start-shape="id14" draw:start-glue-point="5" draw:end-shape="id15" draw:end-glue-point="1" svg:d="m6330 12388h-2269">
          <text:p/>
        </draw:connector>
        <draw:connector draw:style-name="gr3" draw:text-style-name="P3" draw:layer="layout" draw:line-skew="0.049cm" svg:x1="2.651cm" svg:y1="10.365cm" svg:x2="8.138cm" svg:y2="11.492cm" draw:start-shape="id13" draw:start-glue-point="2" draw:end-shape="id14" draw:end-glue-point="4" svg:d="m2651 10365v612h5487v515">
          <text:p/>
        </draw:connector>
        <draw:custom-shape draw:style-name="gr2" draw:text-style-name="P2" xml:id="id16" draw:id="id16" draw:layer="layout" svg:width="4.222cm" svg:height="2.596cm" svg:x="6.027cm" svg:y="13.923cm">
          <text:p text:style-name="P2">Year of Birth</text:p>
          <text:p text:style-name="P2">!= Unknown</text:p>
          <text:p text:style-name="P2">And Birth Month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2.881cm" svg:height="0.618cm" svg:x="1.181cm" svg:y="14.912cm">
          <text:p text:style-name="P2">Month of Birth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4.045cm" svg:height="2.547cm" svg:x="6.116cm" svg:y="17.058cm">
          <text:p text:style-name="P2">Month of Birth</text:p>
          <text:p text:style-name="P2">!= Unknown</text:p>
          <text:p text:style-name="P2">And Birth Dat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9" draw:id="id19" draw:layer="layout" svg:width="2.881cm" svg:height="0.618cm" svg:x="1.182cm" svg:y="18.022cm">
          <text:p text:style-name="P2">Date of Birth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3.955cm" svg:height="2.455cm" svg:x="6.161cm" svg:y="20.173cm">
          <text:p text:style-name="P2">Year of Birth</text:p>
          <text:p text:style-name="P2">== Unknown</text:p>
          <text:p text:style-name="P2">And Ag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1" draw:id="id21" draw:layer="layout" svg:width="2.881cm" svg:height="0.618cm" svg:x="1.183cm" svg:y="21.091cm">
          <text:p text:style-name="P2">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38cm" svg:y1="13.285cm" svg:x2="8.138cm" svg:y2="13.923cm" draw:start-shape="id14" draw:start-glue-point="6" draw:end-shape="id16" draw:end-glue-point="4" svg:d="m8138 13285v638">
          <text:p/>
        </draw:connector>
        <draw:connector draw:style-name="gr3" draw:text-style-name="P3" draw:layer="layout" svg:x1="6.027cm" svg:y1="15.221cm" svg:x2="4.062cm" svg:y2="15.221cm" draw:start-shape="id16" draw:start-glue-point="5" draw:end-shape="id17" draw:end-glue-point="1" svg:d="m6027 15221h-1965">
          <text:p/>
        </draw:connector>
        <draw:connector draw:style-name="gr3" draw:text-style-name="P3" draw:layer="layout" draw:line-skew="0.09cm" svg:x1="2.62cm" svg:y1="12.697cm" svg:x2="8.138cm" svg:y2="13.923cm" draw:start-shape="id15" draw:start-glue-point="2" draw:end-shape="id16" draw:end-glue-point="4" svg:d="m2620 12697v703h5518v523">
          <text:p/>
        </draw:connector>
        <draw:connector draw:style-name="gr3" draw:text-style-name="P3" draw:layer="layout" svg:x1="6.116cm" svg:y1="18.332cm" svg:x2="4.063cm" svg:y2="18.331cm" draw:start-shape="id18" draw:start-glue-point="5" draw:end-shape="id19" draw:end-glue-point="1" svg:d="m6116 18332h-1027v-1h-1026">
          <text:p/>
        </draw:connector>
        <draw:connector draw:style-name="gr3" draw:text-style-name="P3" draw:layer="layout" svg:x1="8.138cm" svg:y1="16.519cm" svg:x2="8.139cm" svg:y2="17.058cm" draw:start-shape="id16" draw:start-glue-point="6" draw:end-shape="id18" draw:end-glue-point="4" svg:d="m8138 16519v270h1v269">
          <text:p/>
        </draw:connector>
        <draw:connector draw:style-name="gr3" draw:text-style-name="P3" draw:layer="layout" svg:x1="6.161cm" svg:y1="21.401cm" svg:x2="4.064cm" svg:y2="21.4cm" draw:start-shape="id20" draw:start-glue-point="5" draw:end-shape="id21" draw:end-glue-point="1" svg:d="m6161 21401h-1049v-1h-1048">
          <text:p/>
        </draw:connector>
        <draw:connector draw:style-name="gr3" draw:text-style-name="P3" draw:layer="layout" svg:x1="8.139cm" svg:y1="19.605cm" svg:x2="8.139cm" svg:y2="20.173cm" draw:start-shape="id18" draw:start-glue-point="6" draw:end-shape="id20" draw:end-glue-point="4" svg:d="m8139 19605v568">
          <text:p/>
        </draw:connector>
        <draw:custom-shape draw:style-name="gr2" draw:text-style-name="P2" xml:id="id22" draw:id="id22" draw:layer="layout" svg:width="3.955cm" svg:height="1.723cm" svg:x="6.162cm" svg:y="23.174cm">
          <text:p text:style-name="P2">Region of</text:p>
          <text:p text:style-name="P2">Origin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5" draw:id="id25" draw:layer="layout" svg:width="2.881cm" svg:height="0.618cm" svg:x="1.184cm" svg:y="23.726cm">
          <text:p text:style-name="P2">Region of Orig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3.955cm" svg:height="1.415cm" svg:x="6.163cm" svg:y="25.486cm">
          <text:p text:style-name="P2">District of Origin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6" draw:id="id26" draw:layer="layout" svg:width="2.881cm" svg:height="0.618cm" svg:x="1.185cm" svg:y="25.884cm">
          <text:p text:style-name="P2">District of Orig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955cm" svg:height="1.316cm" svg:x="6.164cm" svg:y="27.576cm">
          <text:p text:style-name="P2">Ancestral T/A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7" draw:id="id27" draw:layer="layout" svg:width="2.881cm" svg:height="0.618cm" svg:x="1.186cm" svg:y="27.925cm">
          <text:p text:style-name="P2">Ancestral T/A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955cm" svg:height="1.203cm" svg:x="6.165cm" svg:y="29.544cm">
          <text:p text:style-name="P2">Home Villag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9" draw:id="id29" draw:layer="layout" svg:width="2.881cm" svg:height="0.618cm" svg:x="1.187cm" svg:y="29.836cm">
          <text:p text:style-name="P2">Home Vill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39cm" svg:y1="22.628cm" svg:x2="8.14cm" svg:y2="23.174cm" draw:start-shape="id20" draw:start-glue-point="6" draw:end-shape="id22" draw:end-glue-point="4" svg:d="m8139 22628v273h1v273">
          <text:p/>
        </draw:connector>
        <draw:connector draw:style-name="gr3" draw:text-style-name="P3" draw:layer="layout" svg:x1="8.14cm" svg:y1="24.897cm" svg:x2="8.141cm" svg:y2="25.486cm" draw:start-shape="id22" draw:start-glue-point="6" draw:end-shape="id23" draw:end-glue-point="4" svg:d="m8140 24897v294h1v295">
          <text:p/>
        </draw:connector>
        <draw:connector draw:style-name="gr3" draw:text-style-name="P3" draw:layer="layout" svg:x1="8.141cm" svg:y1="26.901cm" svg:x2="8.142cm" svg:y2="27.576cm" draw:start-shape="id23" draw:start-glue-point="6" draw:end-shape="id24" draw:end-glue-point="4" svg:d="m8141 26901v338h1v337">
          <text:p/>
        </draw:connector>
        <draw:connector draw:style-name="gr3" draw:text-style-name="P3" draw:layer="layout" svg:x1="6.162cm" svg:y1="24.036cm" svg:x2="4.065cm" svg:y2="24.035cm" draw:start-shape="id22" draw:start-glue-point="5" draw:end-shape="id25" svg:d="m6162 24036h-1049v-1h-1048">
          <text:p/>
        </draw:connector>
        <draw:connector draw:style-name="gr3" draw:text-style-name="P3" draw:layer="layout" svg:x1="6.163cm" svg:y1="26.194cm" svg:x2="4.066cm" svg:y2="26.193cm" draw:start-shape="id23" draw:start-glue-point="5" draw:end-shape="id26" draw:end-glue-point="1" svg:d="m6163 26194h-1049v-1h-1048">
          <text:p/>
        </draw:connector>
        <draw:connector draw:style-name="gr3" draw:text-style-name="P3" draw:layer="layout" draw:line-skew="0.041cm" svg:x1="2.624cm" svg:y1="24.344cm" svg:x2="8.141cm" svg:y2="25.486cm" draw:start-shape="id25" draw:start-glue-point="2" draw:end-shape="id23" draw:end-glue-point="4" svg:d="m2624 24344v612h5517v530">
          <text:p/>
        </draw:connector>
        <draw:connector draw:style-name="gr3" draw:text-style-name="P3" draw:layer="layout" draw:line-skew="0.213cm" svg:x1="2.623cm" svg:y1="21.709cm" svg:x2="8.14cm" svg:y2="23.174cm" draw:start-shape="id21" draw:start-glue-point="2" draw:end-shape="id22" draw:end-glue-point="4" svg:d="m2623 21709v945h5517v520">
          <text:p/>
        </draw:connector>
        <draw:connector draw:style-name="gr3" draw:text-style-name="P3" draw:layer="layout" draw:line-skew="0.249cm" svg:x1="2.622cm" svg:y1="18.64cm" svg:x2="8.139cm" svg:y2="20.173cm" draw:start-shape="id19" draw:start-glue-point="2" draw:end-shape="id20" draw:end-glue-point="4" svg:d="m2622 18640v1015h5517v518">
          <text:p/>
        </draw:connector>
        <draw:connector draw:style-name="gr3" draw:text-style-name="P3" draw:layer="layout" draw:line-skew="0.242cm" svg:x1="2.621cm" svg:y1="15.53cm" svg:x2="8.139cm" svg:y2="17.058cm" draw:start-shape="id17" draw:start-glue-point="2" draw:end-shape="id18" draw:end-glue-point="4" svg:d="m2621 15530v1006h5518v522">
          <text:p/>
        </draw:connector>
        <draw:connector draw:style-name="gr3" draw:text-style-name="P3" draw:layer="layout" svg:x1="6.164cm" svg:y1="28.234cm" svg:x2="4.067cm" svg:y2="28.234cm" draw:start-shape="id24" draw:start-glue-point="5" draw:end-shape="id27" draw:end-glue-point="1" svg:d="m6164 28234h-2097">
          <text:p/>
        </draw:connector>
        <draw:connector draw:style-name="gr3" draw:text-style-name="P3" draw:layer="layout" svg:x1="2.625cm" svg:y1="26.502cm" svg:x2="8.142cm" svg:y2="27.576cm" draw:start-shape="id26" draw:start-glue-point="2" draw:end-shape="id24" draw:end-glue-point="4" svg:d="m2625 26502v537h5517v537">
          <text:p/>
        </draw:connector>
        <draw:connector draw:style-name="gr3" draw:text-style-name="P3" draw:layer="layout" svg:x1="8.142cm" svg:y1="28.892cm" svg:x2="8.143cm" svg:y2="29.544cm" draw:start-shape="id24" draw:start-glue-point="6" draw:end-shape="id28" draw:end-glue-point="4" svg:d="m8142 28892v326h1v326">
          <text:p/>
        </draw:connector>
        <draw:connector draw:style-name="gr3" draw:text-style-name="P3" draw:layer="layout" draw:line-skew="-0.099cm 0cm -0.097cm" svg:x1="2.626cm" svg:y1="28.543cm" svg:x2="8.143cm" svg:y2="29.544cm" draw:start-shape="id27" draw:start-glue-point="2" draw:end-shape="id28" draw:end-glue-point="4" svg:d="m2626 28543v402h2489v0h3028v599">
          <text:p/>
        </draw:connector>
        <draw:connector draw:style-name="gr3" draw:text-style-name="P3" draw:layer="layout" svg:x1="6.165cm" svg:y1="30.146cm" svg:x2="4.068cm" svg:y2="30.145cm" draw:start-shape="id28" draw:start-glue-point="5" draw:end-shape="id29" draw:end-glue-point="1" svg:d="m6165 30146h-1049v-1h-1048">
          <text:p/>
        </draw:connector>
        <draw:custom-shape draw:style-name="gr2" draw:text-style-name="P2" xml:id="id30" draw:id="id30" draw:layer="layout" svg:width="3.955cm" svg:height="1.203cm" svg:x="6.166cm" svg:y="31.345cm">
          <text:p text:style-name="P2">Current Region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1" draw:id="id31" draw:layer="layout" svg:width="2.881cm" svg:height="0.618cm" svg:x="1.188cm" svg:y="31.637cm">
          <text:p text:style-name="P2">Current Reg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3.955cm" svg:height="1.203cm" svg:x="6.167cm" svg:y="33.146cm">
          <text:p text:style-name="P2">Current District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3" draw:id="id33" draw:layer="layout" svg:width="2.881cm" svg:height="0.618cm" svg:x="1.189cm" svg:y="33.438cm">
          <text:p text:style-name="P2">Current District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3.955cm" svg:height="1.203cm" svg:x="6.168cm" svg:y="34.947cm">
          <text:p text:style-name="P2">Current T/A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7" draw:id="id37" draw:layer="layout" svg:width="2.881cm" svg:height="0.618cm" svg:x="1.19cm" svg:y="35.239cm">
          <text:p text:style-name="P2">Current T/A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43cm" svg:y1="30.747cm" svg:x2="8.144cm" svg:y2="31.345cm" draw:start-shape="id28" draw:start-glue-point="6" draw:end-shape="id30" draw:end-glue-point="4" svg:d="m8143 30747v299h1v299">
          <text:p/>
        </draw:connector>
        <draw:connector draw:style-name="gr3" draw:text-style-name="P3" draw:layer="layout" svg:x1="6.166cm" svg:y1="31.947cm" svg:x2="4.069cm" svg:y2="31.946cm" draw:start-shape="id30" draw:start-glue-point="5" draw:end-shape="id31" draw:end-glue-point="1" svg:d="m6166 31947h-1049v-1h-1048">
          <text:p/>
        </draw:connector>
        <draw:connector draw:style-name="gr3" draw:text-style-name="P3" draw:layer="layout" svg:x1="8.144cm" svg:y1="32.548cm" svg:x2="8.145cm" svg:y2="33.146cm" draw:start-shape="id30" draw:start-glue-point="6" draw:end-shape="id32" draw:end-glue-point="4" svg:d="m8144 32548v299h1v299">
          <text:p/>
        </draw:connector>
        <draw:connector draw:style-name="gr3" draw:text-style-name="P3" draw:layer="layout" svg:x1="6.167cm" svg:y1="33.748cm" svg:x2="4.07cm" svg:y2="33.747cm" draw:start-shape="id32" draw:start-glue-point="5" draw:end-shape="id33" draw:end-glue-point="1" svg:d="m6167 33748h-1049v-1h-1048">
          <text:p/>
        </draw:connector>
        <draw:custom-shape draw:style-name="gr2" draw:text-style-name="P2" xml:id="id35" draw:id="id35" draw:layer="layout" svg:width="3.955cm" svg:height="1.203cm" svg:x="6.168cm" svg:y="36.747cm">
          <text:p text:style-name="P2">Current Village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8" draw:id="id38" draw:layer="layout" svg:width="2.881cm" svg:height="0.618cm" svg:x="1.19cm" svg:y="37.039cm">
          <text:p text:style-name="P2">Current Village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3.955cm" svg:height="1.203cm" svg:x="6.169cm" svg:y="38.48cm">
          <text:p text:style-name="P2">Plot Number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9" draw:id="id39" draw:layer="layout" svg:width="2.804cm" svg:height="0.974cm" svg:x="1.191cm" svg:y="38.594cm">
          <text:p text:style-name="P2">Closest Landmark/</text:p>
          <text:p text:style-name="P2">Plot Numb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45cm" svg:y1="34.349cm" svg:x2="8.146cm" svg:y2="34.947cm" draw:start-shape="id32" draw:start-glue-point="6" draw:end-shape="id34" draw:end-glue-point="4" svg:d="m8145 34349v299h1v299">
          <text:p/>
        </draw:connector>
        <draw:connector draw:style-name="gr3" draw:text-style-name="P3" draw:layer="layout" svg:x1="8.146cm" svg:y1="36.15cm" svg:x2="8.146cm" svg:y2="36.747cm" draw:start-shape="id34" draw:start-glue-point="6" draw:end-shape="id35" draw:end-glue-point="4" svg:d="m8146 36150v597">
          <text:p/>
        </draw:connector>
        <draw:connector draw:style-name="gr3" draw:text-style-name="P3" draw:layer="layout" svg:x1="8.146cm" svg:y1="37.95cm" svg:x2="8.147cm" svg:y2="38.48cm" draw:start-shape="id35" draw:start-glue-point="6" draw:end-shape="id36" draw:end-glue-point="4" svg:d="m8146 37950v265h1v265">
          <text:p/>
        </draw:connector>
        <draw:connector draw:style-name="gr3" draw:text-style-name="P3" draw:layer="layout" draw:line-skew="-0.108cm" svg:x1="2.629cm" svg:y1="34.056cm" svg:x2="8.146cm" svg:y2="34.947cm" draw:start-shape="id33" draw:start-glue-point="2" draw:end-shape="id34" draw:end-glue-point="4" svg:d="m2629 34056v393h2489v-4h3028v502">
          <text:p/>
        </draw:connector>
        <draw:connector draw:style-name="gr3" draw:text-style-name="P3" draw:layer="layout" draw:line-skew="-0.16cm 0cm -0.048cm" svg:x1="2.628cm" svg:y1="32.255cm" svg:x2="8.145cm" svg:y2="33.146cm" draw:start-shape="id31" draw:start-glue-point="2" draw:end-shape="id32" draw:end-glue-point="4" svg:d="m2628 32255v341h2489v0h3028v550">
          <text:p/>
        </draw:connector>
        <draw:connector draw:style-name="gr3" draw:text-style-name="P3" draw:layer="layout" draw:line-skew="-0.105cm" svg:x1="2.627cm" svg:y1="30.454cm" svg:x2="8.144cm" svg:y2="31.345cm" draw:start-shape="id29" draw:start-glue-point="2" draw:end-shape="id30" draw:end-glue-point="4" svg:d="m2627 30454v396h2489v-7h3028v502">
          <text:p/>
        </draw:connector>
        <draw:connector draw:style-name="gr3" draw:text-style-name="P3" draw:layer="layout" svg:x1="6.168cm" svg:y1="35.549cm" svg:x2="4.071cm" svg:y2="35.548cm" draw:start-shape="id34" draw:start-glue-point="5" draw:end-shape="id37" draw:end-glue-point="1" svg:d="m6168 35549h-1049v-1h-1048">
          <text:p/>
        </draw:connector>
        <draw:connector draw:style-name="gr3" draw:text-style-name="P3" draw:layer="layout" draw:line-skew="-0.11cm" svg:x1="2.63cm" svg:y1="35.857cm" svg:x2="8.146cm" svg:y2="36.747cm" draw:start-shape="id37" draw:start-glue-point="2" draw:end-shape="id35" draw:end-glue-point="4" svg:d="m2630 35857v391h2489v-3h3027v502">
          <text:p/>
        </draw:connector>
        <draw:connector draw:style-name="gr3" draw:text-style-name="P3" draw:layer="layout" svg:x1="6.168cm" svg:y1="37.349cm" svg:x2="4.071cm" svg:y2="37.348cm" draw:start-shape="id35" draw:start-glue-point="5" draw:end-shape="id38" svg:d="m6168 37349h-1049v-1h-1048">
          <text:p/>
        </draw:connector>
        <draw:connector draw:style-name="gr3" draw:text-style-name="P3" draw:layer="layout" svg:x1="6.169cm" svg:y1="39.082cm" svg:x2="3.995cm" svg:y2="39.081cm" draw:start-shape="id36" draw:start-glue-point="5" draw:end-shape="id39" draw:end-glue-point="1" svg:d="m6169 39082h-1087v-1h-1087">
          <text:p/>
        </draw:connector>
        <draw:custom-shape draw:style-name="gr2" draw:text-style-name="P2" xml:id="id40" draw:id="id40" draw:layer="layout" svg:width="3.955cm" svg:height="1.203cm" svg:x="11.273cm" svg:y="36.799cm">
          <text:p text:style-name="P2">Cell Number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1" draw:id="id41" draw:layer="layout" svg:width="2.804cm" svg:height="0.658cm" svg:x="16.184cm" svg:y="37.071cm">
          <text:p text:style-name="P2">Cellphone Numb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228cm" svg:y1="37.401cm" svg:x2="16.184cm" svg:y2="37.4cm" draw:start-shape="id40" draw:start-glue-point="7" draw:end-shape="id41" draw:end-glue-point="3" svg:d="m15228 37401h478v-1h478">
          <text:p/>
        </draw:connector>
        <draw:connector draw:style-name="gr3" draw:text-style-name="P3" draw:layer="layout" svg:x1="8.147cm" svg:y1="39.683cm" svg:x2="13.251cm" svg:y2="38.002cm" draw:start-shape="id36" draw:start-glue-point="6" draw:end-shape="id40" draw:end-glue-point="6" svg:d="m8147 39683v501h5104v-2182">
          <text:p/>
        </draw:connector>
        <draw:custom-shape draw:style-name="gr2" draw:text-style-name="P2" xml:id="id42" draw:id="id42" draw:layer="layout" svg:width="3.955cm" svg:height="1.203cm" svg:x="11.274cm" svg:y="35cm">
          <text:p text:style-name="P2">Office Number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5" draw:id="id45" draw:layer="layout" svg:width="2.804cm" svg:height="0.658cm" svg:x="16.185cm" svg:y="35.272cm">
          <text:p text:style-name="P2">Office Numb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3.955cm" svg:height="1.203cm" svg:x="11.275cm" svg:y="33.201cm">
          <text:p text:style-name="P2">Home Number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6" draw:id="id46" draw:layer="layout" svg:width="2.804cm" svg:height="0.658cm" svg:x="16.186cm" svg:y="33.473cm">
          <text:p text:style-name="P2">Home Numb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3.955cm" svg:height="1.203cm" svg:x="11.276cm" svg:y="31.402cm">
          <text:p text:style-name="P2">Occupation</text:p>
          <text:p text:style-name="P2">REQUIR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7" draw:id="id47" draw:layer="layout" svg:width="2.804cm" svg:height="0.658cm" svg:x="16.187cm" svg:y="31.674cm">
          <text:p text:style-name="P2">Occupatio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251cm" svg:y1="36.799cm" svg:x2="13.252cm" svg:y2="36.203cm" draw:start-shape="id40" draw:start-glue-point="4" draw:end-shape="id42" draw:end-glue-point="6" svg:d="m13251 36799v-298h1v-298">
          <text:p/>
        </draw:connector>
        <draw:connector draw:style-name="gr3" draw:text-style-name="P3" draw:layer="layout" svg:x1="13.252cm" svg:y1="35cm" svg:x2="13.253cm" svg:y2="34.404cm" draw:start-shape="id42" draw:start-glue-point="4" draw:end-shape="id43" draw:end-glue-point="6" svg:d="m13252 35000v-298h1v-298">
          <text:p/>
        </draw:connector>
        <draw:connector draw:style-name="gr3" draw:text-style-name="P3" draw:layer="layout" svg:x1="13.253cm" svg:y1="33.201cm" svg:x2="13.254cm" svg:y2="32.605cm" draw:start-shape="id43" draw:start-glue-point="4" draw:end-shape="id44" draw:end-glue-point="6" svg:d="m13253 33201v-298h1v-298">
          <text:p/>
        </draw:connector>
        <draw:connector draw:style-name="gr3" draw:text-style-name="P3" draw:layer="layout" draw:line-skew="0.181cm -2.926cm -1.479cm" svg:x1="17.586cm" svg:y1="37.071cm" svg:x2="13.252cm" svg:y2="36.203cm" draw:start-shape="id41" draw:start-glue-point="0" draw:end-shape="id42" draw:end-glue-point="6" svg:d="m17586 37071v-320h-1023v0h-3311v-548">
          <text:p/>
        </draw:connector>
        <draw:connector draw:style-name="gr3" draw:text-style-name="P3" draw:layer="layout" svg:x1="15.229cm" svg:y1="35.602cm" svg:x2="16.185cm" svg:y2="35.601cm" draw:start-shape="id42" draw:start-glue-point="7" draw:end-shape="id45" draw:end-glue-point="3" svg:d="m15229 35602h478v-1h478">
          <text:p/>
        </draw:connector>
        <draw:connector draw:style-name="gr3" draw:text-style-name="P3" draw:layer="layout" draw:line-skew="0.154cm -2.689cm -1.506cm" svg:x1="17.587cm" svg:y1="35.272cm" svg:x2="13.253cm" svg:y2="34.404cm" draw:start-shape="id45" draw:start-glue-point="0" draw:end-shape="id43" draw:end-glue-point="6" svg:d="m17587 35272v-347h-786v0h-3548v-521">
          <text:p/>
        </draw:connector>
        <draw:connector draw:style-name="gr3" draw:text-style-name="P3" draw:layer="layout" svg:x1="15.23cm" svg:y1="33.803cm" svg:x2="16.186cm" svg:y2="33.802cm" draw:start-shape="id43" draw:start-glue-point="7" draw:end-shape="id46" draw:end-glue-point="3" svg:d="m15230 33803h478v-1h478">
          <text:p/>
        </draw:connector>
        <draw:connector draw:style-name="gr3" draw:text-style-name="P3" draw:layer="layout" draw:line-skew="0.154cm -2.743cm -1.506cm" svg:x1="17.588cm" svg:y1="33.473cm" svg:x2="13.254cm" svg:y2="32.605cm" draw:start-shape="id46" draw:start-glue-point="0" draw:end-shape="id44" draw:end-glue-point="6" svg:d="m17588 33473v-347h-840v0h-3494v-521">
          <text:p/>
        </draw:connector>
        <draw:connector draw:style-name="gr3" draw:text-style-name="P3" draw:layer="layout" svg:x1="15.231cm" svg:y1="32.004cm" svg:x2="16.187cm" svg:y2="32.003cm" draw:start-shape="id44" draw:start-glue-point="7" draw:end-shape="id47" draw:end-glue-point="3" svg:d="m15231 32004h478v-1h478">
          <text:p/>
        </draw:connector>
        <draw:connector draw:style-name="gr3" draw:text-style-name="P3" draw:layer="layout" draw:line-skew="-0.672cm" svg:x1="13.254cm" svg:y1="31.402cm" svg:x2="16.247cm" svg:y2="15.518cm" draw:start-shape="id44" draw:start-glue-point="4" draw:end-shape="id4" draw:end-glue-point="4" svg:d="m13254 31402v-17057h2993v1173">
          <text:p/>
        </draw:connector>
        <draw:custom-shape draw:style-name="gr2" draw:text-style-name="P2" xml:id="id48" draw:id="id48" draw:layer="layout" svg:width="2.127cm" svg:height="0.618cm" svg:x="23.549cm" svg:y="3.622cm">
          <text:p text:style-name="P2">First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694cm" svg:x1="18.363cm" svg:y1="16.623cm" svg:x2="24.612cm" svg:y2="3.622cm" draw:start-shape="id4" draw:start-glue-point="7" draw:end-shape="id48" draw:end-glue-point="0" svg:d="m18363 16623h899v-13502h5350v501">
          <text:p/>
        </draw:connector>
        <draw:custom-shape draw:style-name="gr2" draw:text-style-name="P2" xml:id="id49" draw:id="id49" draw:layer="layout" svg:width="2.127cm" svg:height="0.618cm" svg:x="23.549cm" svg:y="5.131cm">
          <text:p text:style-name="P2">Last Name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53cm" svg:height="0.618cm" svg:x="23.536cm" svg:y="6.64cm">
          <text:p text:style-name="P2">Gend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612cm" svg:y1="4.24cm" svg:x2="24.612cm" svg:y2="5.131cm" draw:start-shape="id48" draw:start-glue-point="2" draw:end-shape="id49" draw:end-glue-point="0" svg:d="m24612 4240v891">
          <text:p/>
        </draw:connector>
        <draw:connector draw:style-name="gr3" draw:text-style-name="P3" draw:layer="layout" svg:x1="24.612cm" svg:y1="5.749cm" svg:x2="24.612cm" svg:y2="6.64cm" draw:start-shape="id49" draw:start-glue-point="2" draw:end-shape="id50" draw:end-glue-point="0" svg:d="m24612 5749v891">
          <text:p/>
        </draw:connector>
        <draw:custom-shape draw:style-name="gr2" draw:text-style-name="P2" xml:id="id52" draw:id="id52" draw:layer="layout" svg:width="2.392cm" svg:height="1.667cm" svg:x="23.416cm" svg:y="10.663cm">
          <text:p text:style-name="P2">Patients</text:p>
          <text:p text:style-name="P2">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51" draw:id="id51" draw:layer="layout" svg:width="2.153cm" svg:height="1.626cm" svg:x="23.536cm" svg:y="8.148cm">
          <text:p text:style-name="P2">Search</text:p>
          <text:p text:style-name="P2">For Pati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612cm" svg:y1="7.258cm" svg:x2="24.612cm" svg:y2="8.148cm" draw:start-shape="id50" draw:start-glue-point="2" draw:end-shape="id51" draw:end-glue-point="0" svg:d="m24612 7258v890">
          <text:p/>
        </draw:connector>
        <draw:connector draw:style-name="gr3" draw:text-style-name="P3" draw:layer="layout" svg:x1="24.612cm" svg:y1="9.774cm" svg:x2="24.612cm" svg:y2="10.663cm" draw:start-shape="id51" draw:start-glue-point="2" draw:end-shape="id52" draw:end-glue-point="4" svg:d="m24612 9774v889">
          <text:p/>
        </draw:connector>
        <draw:connector draw:style-name="gr3" draw:text-style-name="P3" draw:layer="layout" svg:x1="25.808cm" svg:y1="11.497cm" svg:x2="26.96cm" svg:y2="12.555cm" draw:start-shape="id52" draw:start-glue-point="7" draw:end-shape="id53" draw:end-glue-point="4" svg:d="m25808 11497h1152v1058">
          <text:p/>
        </draw:connector>
        <draw:custom-shape draw:style-name="gr2" draw:text-style-name="P2" xml:id="id54" draw:id="id54" draw:layer="layout" svg:width="2.169cm" svg:height="1.3cm" svg:x="21.265cm" svg:y="12.368cm">
          <text:p text:style-name="P2">Create</text:p>
          <text:p text:style-name="P2">Pat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3.416cm" svg:y1="11.497cm" svg:x2="22.349cm" svg:y2="12.368cm" draw:start-shape="id52" draw:start-glue-point="5" draw:end-shape="id54" svg:d="m23416 11497h-1067v871">
          <text:p/>
        </draw:connector>
        <draw:custom-shape draw:style-name="gr2" draw:text-style-name="P2" xml:id="id55" draw:id="id55" draw:layer="layout" svg:width="2.123cm" svg:height="1.266cm" svg:x="19.811cm" svg:y="14.398cm">
          <text:p text:style-name="P2">New</text:p>
          <text:p text:style-name="P2">Patient</text:p>
          <text:p text:style-name="P2">Registratio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265cm" svg:y1="13.018cm" svg:x2="20.872cm" svg:y2="14.398cm" draw:start-shape="id54" draw:start-glue-point="5" draw:end-shape="id55" draw:end-glue-point="0" svg:d="m21265 13018h-393v1380">
          <text:p/>
        </draw:connector>
        <draw:connector draw:style-name="gr3" draw:text-style-name="P3" draw:layer="layout" draw:line-skew="1.421cm" svg:x1="22.35cm" svg:y1="13.668cm" svg:x2="16.247cm" svg:y2="19.842cm" draw:start-shape="id54" draw:start-glue-point="6" draw:end-shape="id5" draw:end-glue-point="4" svg:d="m22350 13668v4509h-6103v1665">
          <text:p/>
        </draw:connector>
        <draw:connector draw:style-name="gr3" draw:text-style-name="P3" draw:layer="layout" draw:line-skew="0.424cm" svg:x1="20.872cm" svg:y1="15.664cm" svg:x2="16.247cm" svg:y2="19.842cm" draw:start-shape="id55" draw:start-glue-point="2" draw:end-shape="id5" draw:end-glue-point="4" svg:d="m20872 15664v2513h-4625v1665">
          <text:p/>
        </draw:connector>
        <draw:custom-shape draw:style-name="gr2" draw:text-style-name="P2" xml:id="id53" draw:id="id53" draw:layer="layout" svg:width="1.958cm" svg:height="0.926cm" svg:x="25.981cm" svg:y="12.555cm">
          <text:p text:style-name="P2">Patients</text:p>
          <text:p text:style-name="P2">L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2" xml:id="id56" draw:id="id56" draw:layer="layout" svg:width="2.75cm" svg:height="1.3cm" svg:x="25.585cm" svg:y="14.368cm">
          <text:p text:style-name="P2">Patient</text:p>
          <text:p text:style-name="P2">Selec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6.96cm" svg:y1="13.481cm" svg:x2="26.96cm" svg:y2="14.368cm" draw:start-shape="id53" draw:start-glue-point="6" draw:end-shape="id56" draw:end-glue-point="4" svg:d="m26960 13481v887">
          <text:p/>
        </draw:connector>
        <draw:custom-shape draw:style-name="gr2" draw:text-style-name="P2" xml:id="id57" draw:id="id57" draw:layer="layout" svg:width="2.123cm" svg:height="1.266cm" svg:x="23.712cm" svg:y="16.398cm">
          <text:p text:style-name="P2">Return</text:p>
          <text:p text:style-name="P2">Patient</text:p>
          <text:p text:style-name="P2">Objec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5.585cm" svg:y1="15.018cm" svg:x2="24.773cm" svg:y2="16.398cm" draw:start-shape="id56" draw:start-glue-point="5" draw:end-shape="id57" draw:end-glue-point="0" svg:d="m25585 15018h-812v1380">
          <text:p/>
        </draw:connector>
        <draw:connector draw:style-name="gr3" draw:text-style-name="P3" draw:layer="layout" draw:line-skew="-0.576cm" svg:x1="24.773cm" svg:y1="17.664cm" svg:x2="16.247cm" svg:y2="19.842cm" draw:start-shape="id57" draw:start-glue-point="2" draw:end-shape="id5" draw:end-glue-point="4" svg:d="m24773 17664v513h-8526v1665">
          <text:p/>
        </draw:connector>
        <draw:connector draw:style-name="gr3" draw:text-style-name="P3" draw:layer="layout" draw:line-skew="0.421cm" svg:x1="26.96cm" svg:y1="15.668cm" svg:x2="16.247cm" svg:y2="19.842cm" draw:start-shape="id56" draw:start-glue-point="6" draw:end-shape="id5" draw:end-glue-point="4" svg:d="m26960 15668v2509h-10713v1665">
          <text:p/>
        </draw:connector>
        <draw:custom-shape draw:style-name="gr2" draw:text-style-name="P2" xml:id="id58" draw:id="id58" draw:layer="layout" svg:width="2.123cm" svg:height="1.266cm" svg:x="20.285cm" svg:y="21.898cm">
          <text:p text:style-name="P2">Search for</text:p>
          <text:p text:style-name="P2">Patients with</text:p>
          <text:p text:style-name="P2">Identifi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363cm" svg:y1="20.947cm" svg:x2="21.346cm" svg:y2="21.898cm" draw:start-shape="id5" draw:start-glue-point="7" draw:end-shape="id58" draw:end-glue-point="0" svg:d="m18363 20947h2983v951">
          <text:p/>
        </draw:connector>
        <draw:custom-shape draw:style-name="gr2" draw:text-style-name="P2" xml:id="id59" draw:id="id59" draw:layer="layout" svg:width="3.051cm" svg:height="1.3cm" svg:x="19.821cm" svg:y="24.168cm">
          <text:p text:style-name="P2">More than</text:p>
          <text:p text:style-name="P2">ONE ba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1.346cm" svg:y1="23.164cm" svg:x2="21.347cm" svg:y2="24.168cm" draw:start-shape="id58" draw:start-glue-point="2" draw:end-shape="id59" draw:end-glue-point="4" svg:d="m21346 23164v502h1v502">
          <text:p/>
        </draw:connector>
        <draw:custom-shape draw:style-name="gr2" draw:text-style-name="P2" xml:id="id60" draw:id="id60" draw:layer="layout" svg:width="2.123cm" svg:height="1.266cm" svg:x="20.285cm" svg:y="26.498cm">
          <text:p text:style-name="P2">Return</text:p>
          <text:p text:style-name="P2">Patient</text:p>
          <text:p text:style-name="P2">Objec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347cm" svg:y1="25.468cm" svg:x2="21.346cm" svg:y2="26.498cm" draw:start-shape="id59" draw:start-glue-point="6" draw:end-shape="id60" draw:end-glue-point="0" svg:d="m21347 25468v516h-1v514">
          <text:p/>
        </draw:connector>
        <draw:connector draw:style-name="gr3" draw:text-style-name="P3" draw:layer="layout" svg:x1="21.346cm" svg:y1="27.764cm" svg:x2="21.346cm" svg:y2="39.041cm" draw:start-shape="id60" draw:start-glue-point="2" draw:end-shape="id6" draw:end-glue-point="4" svg:d="m21346 27764v11277">
          <text:p/>
        </draw:connector>
        <draw:custom-shape draw:style-name="gr2" draw:text-style-name="P2" xml:id="id61" draw:id="id61" draw:layer="layout" svg:width="1.958cm" svg:height="0.926cm" svg:x="25.582cm" svg:y="25.755cm">
          <text:p text:style-name="P2">Patients</text:p>
          <text:p text:style-name="P2">Li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3" draw:layer="layout" svg:x1="22.872cm" svg:y1="24.818cm" svg:x2="26.561cm" svg:y2="25.755cm" draw:start-shape="id59" draw:start-glue-point="7" draw:end-shape="id61" draw:end-glue-point="4" svg:d="m22872 24818h3689v937">
          <text:p/>
        </draw:connector>
        <draw:custom-shape draw:style-name="gr2" draw:text-style-name="P2" xml:id="id62" draw:id="id62" draw:layer="layout" svg:width="2.75cm" svg:height="1.3cm" svg:x="25.186cm" svg:y="27.568cm">
          <text:p text:style-name="P2">Assign</text:p>
          <text:p text:style-name="P2">New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3" draw:id="id63" draw:layer="layout" svg:width="2.378cm" svg:height="1.411cm" svg:x="23.313cm" svg:y="29.598cm">
          <text:p text:style-name="P2">Void current</text:p>
          <text:p text:style-name="P2">Identifier</text:p>
          <text:p text:style-name="P2">For Pati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6.561cm" svg:y1="26.681cm" svg:x2="26.561cm" svg:y2="27.568cm" draw:start-shape="id61" draw:start-glue-point="6" draw:end-shape="id62" draw:end-glue-point="4" svg:d="m26561 26681v887">
          <text:p/>
        </draw:connector>
        <draw:connector draw:style-name="gr3" draw:text-style-name="P3" draw:layer="layout" svg:x1="25.186cm" svg:y1="28.218cm" svg:x2="24.502cm" svg:y2="29.598cm" draw:start-shape="id62" draw:start-glue-point="5" draw:end-shape="id63" draw:end-glue-point="0" svg:d="m25186 28218h-684v1380">
          <text:p/>
        </draw:connector>
        <draw:custom-shape draw:style-name="gr2" draw:text-style-name="P2" xml:id="id64" draw:id="id64" draw:layer="layout" svg:width="2.378cm" svg:height="1.411cm" svg:x="23.313cm" svg:y="32.099cm">
          <text:p text:style-name="P2">Create new</text:p>
          <text:p text:style-name="P2">Patient</text:p>
          <text:p text:style-name="P2">Identifi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5" draw:id="id65" draw:layer="layout" svg:width="2.378cm" svg:height="1.411cm" svg:x="23.313cm" svg:y="34.9cm">
          <text:p text:style-name="P2">Return</text:p>
          <text:p text:style-name="P2">Patient</text:p>
          <text:p text:style-name="P2">Objec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502cm" svg:y1="31.009cm" svg:x2="24.502cm" svg:y2="32.099cm" draw:start-shape="id63" draw:start-glue-point="2" draw:end-shape="id64" draw:end-glue-point="0" svg:d="m24502 31009v1090">
          <text:p/>
        </draw:connector>
        <draw:connector draw:style-name="gr3" draw:text-style-name="P3" draw:layer="layout" svg:x1="24.502cm" svg:y1="33.51cm" svg:x2="24.502cm" svg:y2="34.9cm" draw:start-shape="id64" draw:start-glue-point="2" draw:end-shape="id65" draw:end-glue-point="0" svg:d="m24502 33510v1390">
          <text:p/>
        </draw:connector>
        <draw:connector draw:style-name="gr3" draw:text-style-name="P3" draw:layer="layout" draw:line-skew="-0.529cm" svg:x1="24.502cm" svg:y1="36.311cm" svg:x2="21.346cm" svg:y2="39.041cm" draw:start-shape="id65" draw:start-glue-point="2" draw:end-shape="id6" draw:end-glue-point="4" svg:d="m24502 36311v836h-3156v1894">
          <text:p/>
        </draw:connector>
        <draw:connector draw:style-name="gr3" draw:text-style-name="P3" draw:layer="layout" draw:line-skew="3.192cm" svg:x1="26.561cm" svg:y1="28.868cm" svg:x2="21.346cm" svg:y2="39.041cm" draw:start-shape="id62" draw:start-glue-point="6" draw:end-shape="id6" draw:end-glue-point="4" svg:d="m26561 28868v8279h-5215v1894">
          <text:p/>
        </draw:connector>
        <draw:frame draw:style-name="gr1" draw:text-style-name="P4" draw:layer="layout" svg:width="1.023cm" svg:height="0.607cm" svg:x="13.264cm" svg:y="11.971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17.865cm" svg:y="15.972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17.866cm" svg:y="20.273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20.666cm" svg:y="12.3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22.567cm" svg:y="10.874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25.568cm" svg:y="10.875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24.869cm" svg:y="14.376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22.667cm" svg:y="24.274cm">
          <draw:text-box>
            <text:p><text:span text:style-name="T2">Yes</text:span></text:p>
          </draw:text-box>
        </draw:frame>
        <draw:frame draw:style-name="gr1" draw:text-style-name="P4" draw:layer="layout" svg:width="1.023cm" svg:height="0.607cm" svg:x="24.468cm" svg:y="27.575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265cm" svg:y="6.0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666cm" svg:y="4.7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66cm" svg:y="10.8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67cm" svg:y="9.4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67cm" svg:y="13.1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68cm" svg:y="11.7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68cm" svg:y="16.2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69cm" svg:y="14.5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69cm" svg:y="19.4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cm" svg:y="17.7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cm" svg:y="22.4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1cm" svg:y="20.7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1cm" svg:y="24.8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2cm" svg:y="23.4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2cm" svg:y="26.8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3cm" svg:y="25.6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3cm" svg:y="28.8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4cm" svg:y="27.6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4cm" svg:y="30.7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5cm" svg:y="29.5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5cm" svg:y="32.5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6cm" svg:y="31.3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6cm" svg:y="34.3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7cm" svg:y="33.1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7cm" svg:y="36.0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8cm" svg:y="34.8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8cm" svg:y="37.8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79cm" svg:y="36.6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8.179cm" svg:y="39.572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5.18cm" svg:y="38.373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141cm" svg:y="36.33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4.704cm" svg:y="36.759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141cm" svg:y="34.53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4.704cm" svg:y="34.959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141cm" svg:y="32.73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4.704cm" svg:y="33.159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2.341cm" svg:y="30.938cm">
          <draw:text-box>
            <text:p><text:span text:style-name="T2">No</text:span></text:p>
          </draw:text-box>
        </draw:frame>
        <draw:frame draw:style-name="gr1" draw:text-style-name="P4" draw:layer="layout" svg:width="1.023cm" svg:height="0.607cm" svg:x="14.904cm" svg:y="31.359cm">
          <draw:text-box>
            <text:p><text:span text:style-name="T2">Yes</text:span></text:p>
          </draw:text-box>
        </draw:frame>
        <draw:frame draw:style-name="gr1" draw:text-style-name="P4" draw:layer="layout" svg:width="0.908cm" svg:height="0.607cm" svg:x="16.266cm" svg:y="13.773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16.266cm" svg:y="17.674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22.366cm" svg:y="13.575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26.866cm" svg:y="15.576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16.266cm" svg:y="22.075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21.266cm" svg:y="25.376cm">
          <draw:text-box>
            <text:p><text:span text:style-name="T2">No</text:span></text:p>
          </draw:text-box>
        </draw:frame>
        <draw:frame draw:style-name="gr1" draw:text-style-name="P4" draw:layer="layout" svg:width="0.908cm" svg:height="0.607cm" svg:x="26.566cm" svg:y="28.877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mwemwe Kachaje</meta:initial-creator>
    <meta:creation-date>2012-12-07T12:20:55</meta:creation-date>
    <dc:date>2012-12-07T16:32:09</dc:date>
    <dc:creator>Chimwemwe Kachaje</dc:creator>
    <meta:editing-duration>PT4H9M57S</meta:editing-duration>
    <meta:editing-cycles>72</meta:editing-cycles>
    <meta:generator>LibreOffice/3.6$Linux_X86_64 LibreOffice_project/360m1$Build-2</meta:generator>
    <meta:document-statistic meta:object-count="209"/>
  </office:meta>
</office:document-meta>
</file>